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14"/>
    <style:style style:name="ce4" style:family="table-cell" style:parent-style-name="Default" style:data-style-name="N0">
      <style:table-cell-properties style:vertical-align="middle"/>
      <style:text-properties fo:color="#808080" style:font-name="Consolas" style:font-name-asian="Consolas" style:font-name-complex="Consolas" fo:font-size="9pt" style:font-size-asian="9pt" style:font-size-complex="9pt" style:font-family-generic="modern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3.12208333333333cm"/>
    </style:style>
    <style:style style:name="co3" style:family="table-column">
      <style:table-column-properties fo:break-before="auto" style:column-width="4.048125cm"/>
    </style:style>
    <style:style style:name="co4" style:family="table-column">
      <style:table-column-properties fo:break-before="auto" style:column-width="9.4456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5.10645833333333cm"/>
    </style:style>
    <style:style style:name="co7" style:family="table-column">
      <style:table-column-properties fo:break-before="auto" style:column-width="4.57729166666667cm"/>
    </style:style>
    <style:style style:name="co8" style:family="table-column">
      <style:table-column-properties fo:break-before="auto" style:column-width="7.32895833333333cm"/>
    </style:style>
    <style:style style:name="co9" style:family="table-column">
      <style:table-column-properties fo:break-before="auto" style:column-width="15.08125cm"/>
    </style:style>
    <style:style style:name="co10" style:family="table-column">
      <style:table-column-properties fo:break-before="auto" style:column-width="2.778125cm"/>
    </style:style>
    <style:style style:name="co11" style:family="table-column">
      <style:table-column-properties fo:break-before="auto" style:column-width="5.05354166666667cm"/>
    </style:style>
    <style:style style:name="co12" style:family="table-column">
      <style:table-column-properties fo:break-before="auto" style:column-width="1.905cm"/>
    </style:style>
    <style:style style:name="ro1" style:family="table-row">
      <style:table-row-properties style:row-height="14.65pt" style:use-optimal-row-height="false" fo:break-before="auto"/>
    </style:style>
    <style:style style:name="ro2" style:family="table-row">
      <style:table-row-properties style:row-height="81pt" style:use-optimal-row-height="false" fo:break-before="auto"/>
    </style:style>
    <style:style style:name="ro3" style:family="table-row">
      <style:table-row-properties style:row-height="71.25pt" style:use-optimal-row-height="false" fo:break-before="auto"/>
    </style:style>
    <style:style style:name="ro4" style:family="table-row">
      <style:table-row-properties style:row-height="117.7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xls-1209-125817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2" table:default-cell-style-name="ce1"/>
        <table:table-row table:style-name="ro1">
          <table:table-cell office:value-type="string" table:style-name="ce1">
            <text:p>product_code</text:p>
          </table:table-cell>
          <table:table-cell office:value-type="string" table:style-name="ce1">
            <text:p>category_id</text:p>
          </table:table-cell>
          <table:table-cell office:value-type="string" table:style-name="ce1">
            <text:p>subcategory_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n_tip</text:p>
          </table:table-cell>
          <table:table-cell office:value-type="string" table:style-name="ce1">
            <text:p>stoc</text:p>
          </table:table-cell>
          <table:table-cell office:value-type="string" table:style-name="ce1">
            <text:p>price_before_tva</text:p>
          </table:table-cell>
          <table:table-cell office:value-type="string" table:style-name="ce1">
            <text:p>price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string" table:style-name="ce1">
            <text:p>considera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0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PLATOU STICLA 12353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1.26050000000001" table:style-name="ce1">
            <text:p>151.260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0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STICLA 12318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6.0504" table:style-name="ce1">
            <text:p>126.0504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0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DECORATIVE STICLA 12396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26.0504" table:style-name="ce1">
            <text:p>126.0504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0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25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26.0504" table:style-name="ce1">
            <text:p>126.0504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0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316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1.26050000000001" table:style-name="ce1">
            <text:p>151.260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0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319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100.8403" table:style-name="ce1">
            <text:p>100.8403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0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355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0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272</text:p>
          </table:table-cell>
          <table:table-cell office:value-type="string" table:style-name="ce1">
            <text:p>Marfuri</text:p>
          </table:table-cell>
          <table:table-cell office:value-type="float" office:value="-1" table:style-name="ce1">
            <text:p>-1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0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357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1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271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1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356</text:p>
          </table:table-cell>
          <table:table-cell office:value-type="string" table:style-name="ce1">
            <text:p>Marfuri</text:p>
          </table:table-cell>
          <table:table-cell office:value-type="float" office:value="3" table:style-name="ce1">
            <text:p>3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1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293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1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268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1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21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1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19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25.210100000000001" table:style-name="ce1">
            <text:p>25.210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1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96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51.26050000000001" table:style-name="ce1">
            <text:p>151.260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1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DIFERITE STICLA 12382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1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STICLA 12266</text:p>
          </table:table-cell>
          <table:table-cell office:value-type="string" table:style-name="ce1">
            <text:p>Marfuri</text:p>
          </table:table-cell>
          <table:table-cell office:value-type="float" office:value="3" table:style-name="ce1">
            <text:p>3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1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98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2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99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2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 STICLA 12267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17.64709999999999" table:style-name="ce1">
            <text:p>117.6471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2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 STICLA 12272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2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 STICLA 12291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.8403" table:style-name="ce1">
            <text:p>100.8403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2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TA LEMN 12205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51.26050000000001" table:style-name="ce1">
            <text:p>151.260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2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TA LEMN 12389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26.0504" table:style-name="ce1">
            <text:p>126.0504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2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NDA PANZA 12394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6.0504" table:style-name="ce1">
            <text:p>126.0504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2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95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1.26050000000001" table:style-name="ce1">
            <text:p>151.260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2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TA LEMN 12206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26.0504" table:style-name="ce1">
            <text:p>126.0504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2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TA LEMN 12207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6.0504" table:style-name="ce1">
            <text:p>126.0504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3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NDA LEMN 12387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6.0504" table:style-name="ce1">
            <text:p>126.0504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3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 STICLA 12356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0000003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GRIVIN CLASIC ALB 2018</text:p>
          </table:table-cell>
          <table:table-cell office:value-type="string" table:style-name="ce1">
            <text:p>Marfuri</text:p>
          </table:table-cell>
          <table:table-cell office:value-type="float" office:value="156" table:style-name="ce1">
            <text:p>156</text:p>
          </table:table-cell>
          <table:table-cell office:value-type="float" office:value="46.218499999999999" table:style-name="ce1">
            <text:p>46.218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ec | 75 cl | Mehedinti, Romania</text:p>
          </table:table-cell>
          <table:table-cell office:value-type="string" table:style-name="ce2">
            <text:p>Este un vin floral, cu note de tei, salcam si caprifoi. Gurmand si plin, lasa o savoare unica, cu o aciditate placuta si usoara, iti va oferi toata bogatia sa aromata daca il savurezi la o temperatura intre 10 si 14 grade Celsius.</text:p>
          </table:table-cell>
          <table:table-cell office:value-type="percentage" office:value="0.13500000000000001" table:style-name="ce3">
            <text:p>13.50%</text:p>
          </table:table-cell>
          <table:table-cell office:value-type="string" table:style-name="ce4">
            <text:p>grivin_white.pn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0000003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GRIVIN CLASIC ROSE 2018</text:p>
          </table:table-cell>
          <table:table-cell office:value-type="string" table:style-name="ce1">
            <text:p>Marfuri</text:p>
          </table:table-cell>
          <table:table-cell office:value-type="float" office:value="140" table:style-name="ce1">
            <text:p>140</text:p>
          </table:table-cell>
          <table:table-cell office:value-type="float" office:value="46.218499999999999" table:style-name="ce1">
            <text:p>46.218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ec | 75 cl | Mehedinti, Romania</text:p>
          </table:table-cell>
          <table:table-cell office:value-type="string" table:style-name="ce2">
            <text:p>Cu o culoare roz deschis, vinul nostru ofera un buchet intens de fructe rosii si fructe de padure, cu o nota predominanta clara de capsuni.&lt;br&gt;Aroma este proaspata, cu o aciditate placuta si un finisaj aromatic fructat.&lt;br&gt;Se recomanda savurarea lui la o temperatura intre 10 si 14 grade Celsius.</text:p>
          </table:table-cell>
          <table:table-cell office:value-type="percentage" office:value="0.13500000000000001" table:style-name="ce3">
            <text:p>13.50%</text:p>
          </table:table-cell>
          <table:table-cell office:value-type="string" table:style-name="ce4">
            <text:p>grivin_rose.pn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4">
          <table:table-cell office:value-type="float" office:value="34" table:style-name="ce1">
            <text:p>3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GRIVIN CLASIC ROSU 2016</text:p>
          </table:table-cell>
          <table:table-cell office:value-type="string" table:style-name="ce1">
            <text:p>Marfuri</text:p>
          </table:table-cell>
          <table:table-cell office:value-type="float" office:value="136" table:style-name="ce1">
            <text:p>136</text:p>
          </table:table-cell>
          <table:table-cell office:value-type="float" office:value="54.6218" table:style-name="ce1">
            <text:p>54.6218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ec | 75 cl | Mehedinti, Romania</text:p>
          </table:table-cell>
          <table:table-cell office:value-type="string" table:style-name="ce2">
            <text:p>Acest vin rosu este un cupaj nobil de Merlot, Cabernet Sauvignon si Syrah, fiind rezultatul unei meticuloase imbinari a muncii in podgorie in crama. &lt;br&gt; &lt;br&gt; Acest vin este bogat, fervent si elegant. Cu o culoare intensa, mirosul este complex, cu indicii de fructe coapte si condimente, ardei, cuisoare <text:s/>si un strop de vanilie dulce, are un gust plin si bine structurat cu <text:s/>taninuri usor matasoase. Se recomanda savurarea lui la o temperatura intre 18 si 20 de grade Celsius.</text:p>
          </table:table-cell>
          <table:table-cell office:value-type="percentage" office:value="0.13500000000000001" table:style-name="ce3">
            <text:p>13.50%</text:p>
          </table:table-cell>
          <table:table-cell office:value-type="string" table:style-name="ce4">
            <text:p>grivin_red.pn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3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PAHARE DIVERSE</text:p>
          </table:table-cell>
          <table:table-cell office:value-type="string" table:style-name="ce1">
            <text:p>Marfuri</text:p>
          </table:table-cell>
          <table:table-cell office:value-type="float" office:value="48" table:style-name="ce1">
            <text:p>48</text:p>
          </table:table-cell>
          <table:table-cell office:value-type="float" office:value="126.0504" table:style-name="ce1">
            <text:p>126.0504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3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PAHARE COGNIAK</text:p>
          </table:table-cell>
          <table:table-cell office:value-type="string" table:style-name="ce1">
            <text:p>Marfuri</text:p>
          </table:table-cell>
          <table:table-cell office:value-type="float" office:value="11" table:style-name="ce1">
            <text:p>11</text:p>
          </table:table-cell>
          <table:table-cell office:value-type="float" office:value="126.0504" table:style-name="ce1">
            <text:p>126.0504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3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BATON CIOCOLATA BARON</text:p>
          </table:table-cell>
          <table:table-cell office:value-type="string" table:style-name="ce1">
            <text:p>Alte mat. consumabile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3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IOCOLATA DE CASA DAVINIA</text:p>
          </table:table-cell>
          <table:table-cell office:value-type="string" table:style-name="ce1">
            <text:p>Alte mat. consumabile</text:p>
          </table:table-cell>
          <table:table-cell office:value-type="float" office:value="210" table:style-name="ce1">
            <text:p>2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3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AMBALAJ BARON</text:p>
          </table:table-cell>
          <table:table-cell office:value-type="string" table:style-name="ce1">
            <text:p>Ambalaje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4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AMBALAJ DAVINIA</text:p>
          </table:table-cell>
          <table:table-cell office:value-type="string" table:style-name="ce1">
            <text:p>Ambalaje</text:p>
          </table:table-cell>
          <table:table-cell office:value-type="float" office:value="210" table:style-name="ce1">
            <text:p>2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41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OASIS - BE HERE NOW (REMASTERED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6.0504" table:style-name="ce1">
            <text:p>126.0504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41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42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JOPLIN JANIS - JANIS JOPLIN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42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43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JACKSON - MICHAEL - THRILLER (PICTURE VINIL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2.436999999999998" table:style-name="ce1">
            <text:p>92.437</text:p>
          </table:table-cell>
          <table:table-cell office:value-type="float" office:value="110" table:style-name="ce1">
            <text:p>110</text:p>
          </table:table-cell>
          <table:table-cell table:number-columns-repeated="3" table:style-name="ce1"/>
          <table:table-cell office:value-type="string" table:style-name="ce1">
            <text:p>43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44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JACKSON MICHAEL - DANGEROU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2.436999999999998" table:style-name="ce1">
            <text:p>92.437</text:p>
          </table:table-cell>
          <table:table-cell office:value-type="float" office:value="110" table:style-name="ce1">
            <text:p>110</text:p>
          </table:table-cell>
          <table:table-cell table:number-columns-repeated="3" table:style-name="ce1"/>
          <table:table-cell office:value-type="string" table:style-name="ce1">
            <text:p>44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45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JACKSON MICHAEL - BAD (PICTURE VINYL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2.436999999999998" table:style-name="ce1">
            <text:p>92.437</text:p>
          </table:table-cell>
          <table:table-cell office:value-type="float" office:value="110" table:style-name="ce1">
            <text:p>110</text:p>
          </table:table-cell>
          <table:table-cell table:number-columns-repeated="3" table:style-name="ce1"/>
          <table:table-cell office:value-type="string" table:style-name="ce1">
            <text:p>45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46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HARRIS CALVIN, DUA LIPA - ONE KIS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46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47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G-EAZY - THE BEAUTIFUL &amp; DAMNED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6.0504" table:style-name="ce1">
            <text:p>126.0504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47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48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ZIMMER HANS - HANS ZIMMER THE CLASSICS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48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49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EVORA CESARIA - CESARIA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49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50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VARIOUS - FOR THE THRONE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26.0504" table:style-name="ce1">
            <text:p>126.0504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50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51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VARIOUS MUSIC INSPIRED BY THE FILM ROMA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6.0504" table:style-name="ce1">
            <text:p>126.0504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51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52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VARIOUS DIRTY DANCING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6.0504" table:style-name="ce1">
            <text:p>126.0504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52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53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VARIOUS TOP GU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6.0504" table:style-name="ce1">
            <text:p>126.0504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53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54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VARIOUS CHRISTMAS CLASSIC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.8403" table:style-name="ce1">
            <text:p>100.8403</text:p>
          </table:table-cell>
          <table:table-cell office:value-type="float" office:value="120" table:style-name="ce1">
            <text:p>120</text:p>
          </table:table-cell>
          <table:table-cell table:number-columns-repeated="3" table:style-name="ce1"/>
          <table:table-cell office:value-type="string" table:style-name="ce1">
            <text:p>54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55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TIMBERLAKE JUSTIN - JUSTIFIED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.8403" table:style-name="ce1">
            <text:p>100.8403</text:p>
          </table:table-cell>
          <table:table-cell office:value-type="float" office:value="120" table:style-name="ce1">
            <text:p>120</text:p>
          </table:table-cell>
          <table:table-cell table:number-columns-repeated="3" table:style-name="ce1"/>
          <table:table-cell office:value-type="string" table:style-name="ce1">
            <text:p>55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56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SCRIPT - THE #3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100.8403" table:style-name="ce1">
            <text:p>100.8403</text:p>
          </table:table-cell>
          <table:table-cell office:value-type="float" office:value="120" table:style-name="ce1">
            <text:p>120</text:p>
          </table:table-cell>
          <table:table-cell table:number-columns-repeated="3" table:style-name="ce1"/>
          <table:table-cell office:value-type="string" table:style-name="ce1">
            <text:p>56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57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SADE - THE BEST OF SAD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6.0504" table:style-name="ce1">
            <text:p>126.0504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57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58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PRINCE - RAVE IN2 THE JOY FANTASTIC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6.0504" table:style-name="ce1">
            <text:p>126.0504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58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59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PRESLEY ELVIS - MERRY CHRISTMAS BABY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59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60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PINK - THE TRUTH ABOUT LOV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.8403" table:style-name="ce1">
            <text:p>100.8403</text:p>
          </table:table-cell>
          <table:table-cell office:value-type="float" office:value="120" table:style-name="ce1">
            <text:p>120</text:p>
          </table:table-cell>
          <table:table-cell table:number-columns-repeated="3" table:style-name="ce1"/>
          <table:table-cell office:value-type="string" table:style-name="ce1">
            <text:p>60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61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PINK - CAN'T TAKE ME HOM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.8403" table:style-name="ce1">
            <text:p>100.8403</text:p>
          </table:table-cell>
          <table:table-cell office:value-type="float" office:value="120" table:style-name="ce1">
            <text:p>120</text:p>
          </table:table-cell>
          <table:table-cell table:number-columns-repeated="3" table:style-name="ce1"/>
          <table:table-cell office:value-type="string" table:style-name="ce1">
            <text:p>61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62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EURYTMICS -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62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63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DEPECHE MODE - BLACK CELEBRATIO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.8403" table:style-name="ce1">
            <text:p>100.8403</text:p>
          </table:table-cell>
          <table:table-cell office:value-type="float" office:value="120" table:style-name="ce1">
            <text:p>120</text:p>
          </table:table-cell>
          <table:table-cell table:number-columns-repeated="3" table:style-name="ce1"/>
          <table:table-cell office:value-type="string" table:style-name="ce1">
            <text:p>63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64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DEPECHE MODE - VIOLATOR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00.8403" table:style-name="ce1">
            <text:p>100.8403</text:p>
          </table:table-cell>
          <table:table-cell office:value-type="float" office:value="120" table:style-name="ce1">
            <text:p>120</text:p>
          </table:table-cell>
          <table:table-cell table:number-columns-repeated="3" table:style-name="ce1"/>
          <table:table-cell office:value-type="string" table:style-name="ce1">
            <text:p>64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65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DAVIS MILES - IN A SILENT WAY (50TH ANNIVERSARY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65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66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DAVIS MILES - KIND OF BLU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66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67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COHEN LEONARD -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67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68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CALVIN HARRIS, SAM SMITH - RPOMISE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68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69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BOWIE DAVID - HEATHE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69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70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BOWIE DAVID - NO PLAN EP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70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71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BOWIE DAVID - BLACKSTAR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6.0504" table:style-name="ce1">
            <text:p>126.0504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71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72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ALLE FARBEN - STICKER ON MY SUITCAS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6.0504" table:style-name="ce1">
            <text:p>126.0504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72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73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AEROSMITH - AEROSMITH'S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73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74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ZIMMER HANS - THE WORLD OF HANS ZIMMER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.8403" table:style-name="ce1">
            <text:p>100.8403</text:p>
          </table:table-cell>
          <table:table-cell office:value-type="float" office:value="120" table:style-name="ce1">
            <text:p>120</text:p>
          </table:table-cell>
          <table:table-cell table:number-columns-repeated="3" table:style-name="ce1"/>
          <table:table-cell office:value-type="string" table:style-name="ce1">
            <text:p>74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75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CAREY MARIAH - ALL I WANT FOR CHRISTMAS IS YOU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75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99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SPRINGSTEEN BRUCE - WRECKING BALL (CD + 2VL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.8403" table:style-name="ce1">
            <text:p>100.8403</text:p>
          </table:table-cell>
          <table:table-cell office:value-type="float" office:value="120" table:style-name="ce1">
            <text:p>120</text:p>
          </table:table-cell>
          <table:table-cell table:number-columns-repeated="3" table:style-name="ce1"/>
          <table:table-cell office:value-type="string" table:style-name="ce1">
            <text:p>99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00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SPRINGSTEEN BRUCE - THE WILD, THE INNOCENT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100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01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SPRINGSTEEN PRINCE - THE RIVER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1.26050000000001" table:style-name="ce1">
            <text:p>151.2605</text:p>
          </table:table-cell>
          <table:table-cell office:value-type="float" office:value="180" table:style-name="ce1">
            <text:p>180</text:p>
          </table:table-cell>
          <table:table-cell table:number-columns-repeated="3" table:style-name="ce1"/>
          <table:table-cell office:value-type="string" table:style-name="ce1">
            <text:p>101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5">
          <table:table-cell office:value-type="string" table:style-name="ce1">
            <text:p>0000007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ZIMMER HANS INFERNO (ORIGINAL MOTION PICTURES SONG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9.411799999999999" table:style-name="ce1">
            <text:p>29.4118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7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WONG SEE SANG - PIANO MOVIE LOUNGE VOL I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9.411799999999999" table:style-name="ce1">
            <text:p>29.4118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7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VARIOUS - THE BEST YEAR OF Y LIFE 1977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1.008400000000002" table:style-name="ce1">
            <text:p>21.008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7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TIMBERLAKE JUSTIN - MAN OF THE WOOD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50.420200000000001" table:style-name="ce1">
            <text:p>50.420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8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SIA WE ARE BOR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9.411799999999999" table:style-name="ce1">
            <text:p>29.4118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8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SIMPLE MINDS - BIG MUSIC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9.411799999999999" table:style-name="ce1">
            <text:p>29.4118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8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R KELLY BACK PANTIE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50.420200000000001" table:style-name="ce1">
            <text:p>50.420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8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R KELLY 12 NIGHTS OF CHRISTMA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.210100000000001" table:style-name="ce1">
            <text:p>25.210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8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JARRE JEAN MICHAEL - OXYGENE 3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9.411799999999999" table:style-name="ce1">
            <text:p>29.4118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8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IMBRUGLIA NATALE - GLORIOUS THE SINGLES97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1.008400000000002" table:style-name="ce1">
            <text:p>21.008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8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JARRE JEAN MICHAEL - OXYGEN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9.411799999999999" table:style-name="ce1">
            <text:p>29.4118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8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HARNONCOURT NIKOLAUS - NIKOLAUS HARNONCOURT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50.420200000000001" table:style-name="ce1">
            <text:p>50.420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8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GIPSY KINGS - SOMOS GITANO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46.218499999999999" table:style-name="ce1">
            <text:p>46.218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8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GIPSY KINGS - PASAJERO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46.218499999999999" table:style-name="ce1">
            <text:p>46.218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9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GAHAN DAVE&amp;SOULSAVERS - ANGELS&amp;GOHS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3.613399999999999" table:style-name="ce1">
            <text:p>33.61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9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FAITHLESS - FOREVER FAITHLESS - THE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9.411799999999999" table:style-name="ce1">
            <text:p>29.4118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9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EVORA CESARIA VOZ D'AMOR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3.613399999999999" table:style-name="ce1">
            <text:p>33.61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9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EVORA CESARIA SAO VICENTE D'LONG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3.613399999999999" table:style-name="ce1">
            <text:p>33.61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9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EVORA CESARIA RADIN MINDELO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3.613399999999999" table:style-name="ce1">
            <text:p>33.61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9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EVORA CESARIA BEST OF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3.613399999999999" table:style-name="ce1">
            <text:p>33.61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9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ELECTRIC LIGHT ORCHESTRA THE COLLECTIO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1.008400000000002" table:style-name="ce1">
            <text:p>21.008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9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DEPECHE MODE - SPIRIT (STANDARD CD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50.420200000000001" table:style-name="ce1">
            <text:p>50.420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9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DAIVS MILES - THE REAL MILES DAVIS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29.411799999999999" table:style-name="ce1">
            <text:p>29.4118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0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DAVIS MILES - KIND OF BLUE DELUXE 50TH ANYVERSARY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50.420200000000001" table:style-name="ce1">
            <text:p>50.420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0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VARIOUS - THE BEST YEAR OF MY LIFE 1976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1.008400000000002" table:style-name="ce1">
            <text:p>21.008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0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VARIOUS - THE BEST CHRISTMAS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50.420200000000001" table:style-name="ce1">
            <text:p>50.420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0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VARIOUS <text:s/>- I LOVE ROSSINI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1.008400000000002" table:style-name="ce1">
            <text:p>21.008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0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VARIOUS - I LOVE PIANO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1.008400000000002" table:style-name="ce1">
            <text:p>21.008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0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TIMBERLAKE JUSTIN - THE 20/20 EXPERIENCE 2OF2</text:p>
          </table:table-cell>
          <table:table-cell office:value-type="string" table:style-name="ce1">
            <text:p>Marfuri</text:p>
          </table:table-cell>
          <table:table-cell office:value-type="float" office:value="3" table:style-name="ce1">
            <text:p>3</text:p>
          </table:table-cell>
          <table:table-cell office:value-type="float" office:value="67.226900000000001" table:style-name="ce1">
            <text:p>67.2269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0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TIMBERLAKE JUSTIN - THE 20/20 EXPERIENCE - TH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54.6218" table:style-name="ce1">
            <text:p>54.6218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0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PINK - THE TRUTH ABOUT LOVE (ROW EXPLICITDELUX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54.6218" table:style-name="ce1">
            <text:p>54.6218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1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OFFSPRING THE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50.420200000000001" table:style-name="ce1">
            <text:p>50.420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1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COHEN LEONARD CAN'T FORGET A SOUVENIR OF THE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29.411799999999999" table:style-name="ce1">
            <text:p>29.4118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1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COCKER JOE THE LIFE OF A MAN - THE ULTIMATE HITS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29.411799999999999" table:style-name="ce1">
            <text:p>29.4118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1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COCKER JOE - FIRE IT UP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9.411799999999999" table:style-name="ce1">
            <text:p>29.4118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1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CARRERAS JOSE A LIFE IN MUSIC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3.613399999999999" table:style-name="ce1">
            <text:p>33.61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1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BROWN JAMES - BEST OF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1.008400000000002" table:style-name="ce1">
            <text:p>21.008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1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BOYLE SUSAN HOME FOR CHRISTMA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46.218499999999999" table:style-name="ce1">
            <text:p>46.218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1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BANGLES THE ETERNAL FLAME THE BEST OF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1.008400000000002" table:style-name="ce1">
            <text:p>21.008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1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ANASTACIA - PIECES OF A DREAM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9.411799999999999" table:style-name="ce1">
            <text:p>29.4118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2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ALICE IN CHAINS LIV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9.411799999999999" table:style-name="ce1">
            <text:p>29.4118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2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ALAN PARSONS PROJECT THE PYRAMID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.210100000000001" table:style-name="ce1">
            <text:p>25.210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2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2CELLOS - SCORE (EE VERSION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9.411799999999999" table:style-name="ce1">
            <text:p>29.4118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2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2CELLOS (SULIC&amp;HAUSEN) - IN2ITIO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9.411799999999999" table:style-name="ce1">
            <text:p>29.4118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2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DAVIS MILES - THE REAL MILES DAVI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9.411799999999999" table:style-name="ce1">
            <text:p>29.4118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2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COHEN LEONARD NEW SKIN FOR THE OLD CEREMONY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9.411799999999999" table:style-name="ce1">
            <text:p>29.4118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2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BRAXTON TONI BREATH AGAIN THE BEST OF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1.008400000000002" table:style-name="ce1">
            <text:p>21.008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2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KANDISKY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6.1905" table:style-name="ce1">
            <text:p>76.1905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2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100 YEARS OF FASHION ILLUSTRATIO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5.238100000000003" table:style-name="ce1">
            <text:p>95.238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2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TREET ART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5.238100000000003" table:style-name="ce1">
            <text:p>95.238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3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LEONARDO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6.1905" table:style-name="ce1">
            <text:p>76.1905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3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N GOGH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6.1905" table:style-name="ce1">
            <text:p>76.1905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3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GAUDI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6.1905" table:style-name="ce1">
            <text:p>76.1905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3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ODI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6.1905" table:style-name="ce1">
            <text:p>76.1905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3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GAUGUI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6.1905" table:style-name="ce1">
            <text:p>76.1905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3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EMBRANDT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6.1905" table:style-name="ce1">
            <text:p>76.1905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3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PREFAB ARHITECTUR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5.238100000000003" table:style-name="ce1">
            <text:p>95.238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3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LIVING WITH WOOD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5.238100000000003" table:style-name="ce1">
            <text:p>95.238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3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MODERN BATHROOM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5.238100000000003" table:style-name="ce1">
            <text:p>95.238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3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HOME BOOK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5.238100000000003" table:style-name="ce1">
            <text:p>95.238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4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MODERN CONTRY HOME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5.238100000000003" table:style-name="ce1">
            <text:p>95.238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4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LOFTS 21ST CENTURY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6.1905" table:style-name="ce1">
            <text:p>76.1905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4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NEW WOOD KITCHEN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5.238100000000003" table:style-name="ce1">
            <text:p>95.238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4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OOL APARTEMEN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5.238100000000003" table:style-name="ce1">
            <text:p>95.238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4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HOUSES RESIDENTIAL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6.1905" table:style-name="ce1">
            <text:p>76.1905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4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AMA FOTO MARO</text:p>
          </table:table-cell>
          <table:table-cell office:value-type="string" table:style-name="ce1">
            <text:p>Marfuri</text:p>
          </table:table-cell>
          <table:table-cell office:value-type="float" office:value="3" table:style-name="ce1">
            <text:p>3</text:p>
          </table:table-cell>
          <table:table-cell office:value-type="float" office:value="126.0504" table:style-name="ce1">
            <text:p>126.0504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4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AMA FOTO MARO INCHIS</text:p>
          </table:table-cell>
          <table:table-cell office:value-type="string" table:style-name="ce1">
            <text:p>Marfuri</text:p>
          </table:table-cell>
          <table:table-cell office:value-type="float" office:value="4" table:style-name="ce1">
            <text:p>4</text:p>
          </table:table-cell>
          <table:table-cell office:value-type="float" office:value="126.0504" table:style-name="ce1">
            <text:p>126.0504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4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AMA FOTO MESTEACAN</text:p>
          </table:table-cell>
          <table:table-cell office:value-type="string" table:style-name="ce1">
            <text:p>Marfuri</text:p>
          </table:table-cell>
          <table:table-cell office:value-type="float" office:value="3" table:style-name="ce1">
            <text:p>3</text:p>
          </table:table-cell>
          <table:table-cell office:value-type="float" office:value="126.0504" table:style-name="ce1">
            <text:p>126.0504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4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PAHARE DECANTOARE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336.1345" table:style-name="ce1">
            <text:p>336.1345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4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APARAT ETICHETAT EVOFFICE MX5500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5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HARTIE IMPACHETAT MATASE</text:p>
          </table:table-cell>
          <table:table-cell office:value-type="string" table:style-name="ce1">
            <text:p>Alte mat. consumabile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5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MOBILIER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5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MDTV 100*36*53 NEGRU-MARO/STICLA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5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ETAJERA 100*175 NEGRU MARO/STICLA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5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ACOSA HARTIE 14*8*39</text:p>
          </table:table-cell>
          <table:table-cell office:value-type="string" table:style-name="ce1">
            <text:p>Alte mat. consumabile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5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ACOSA HARTIE 18*8*38</text:p>
          </table:table-cell>
          <table:table-cell office:value-type="string" table:style-name="ce1">
            <text:p>Alte mat. consumabile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5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ACOSA HARTIE 32*12*41</text:p>
          </table:table-cell>
          <table:table-cell office:value-type="string" table:style-name="ce1">
            <text:p>Alte mat. consumabile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5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UPORT ETICHETE PLEXI 40*25MM</text:p>
          </table:table-cell>
          <table:table-cell office:value-type="string" table:style-name="ce1">
            <text:p>Alte mat. consumabil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5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ASA DE MARCAT TREMOL M20 ACTIVA GALAXY PLUS LAN AC90017684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5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OLL-UP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6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GRATAR STICLE 83*30 GRI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6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TAMPILA PRINTER P40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6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AMA FOTO DIGITALA SERIOUX SMARTART SA702LED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6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ACOSE HARTIE GRIVIN 41*32*13</text:p>
          </table:table-cell>
          <table:table-cell office:value-type="string" table:style-name="ce1">
            <text:p>Ambalaje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number-rows-repeated="104841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onsolas" svg:font-family="Consolas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Colinear</meta:initial-creator>
    <dc:creator>Colinear</dc:creator>
    <meta:creation-date>2019-09-16T13:50:09Z</meta:creation-date>
    <dc:date>2019-09-16T16:48:47Z</dc:date>
  </office:meta>
</office:document-meta>
</file>